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6fc7" officeooo:paragraph-rsid="001d6fc7" style:font-size-asian="14pt" style:font-size-complex="16pt"/>
    </style:style>
    <style:style style:name="P2" style:family="paragraph" style:parent-style-name="Standard">
      <style:text-properties fo:font-size="16pt" officeooo:rsid="001e11de" officeooo:paragraph-rsid="001e11de" style:font-size-asian="14pt" style:font-size-complex="16pt"/>
    </style:style>
    <style:style style:name="P3" style:family="paragraph" style:parent-style-name="Standard">
      <style:text-properties fo:font-size="16pt" officeooo:rsid="001f307b" officeooo:paragraph-rsid="001f307b" style:font-size-asian="14pt" style:font-size-complex="16pt"/>
    </style:style>
    <style:style style:name="P4" style:family="paragraph" style:parent-style-name="Standard">
      <style:text-properties fo:font-size="16pt" officeooo:rsid="0022cad6" officeooo:paragraph-rsid="0022cad6" style:font-size-asian="14pt" style:font-size-complex="16pt"/>
    </style:style>
    <style:style style:name="P5" style:family="paragraph" style:parent-style-name="Standard">
      <style:text-properties fo:font-size="16pt" officeooo:rsid="0030a90b" officeooo:paragraph-rsid="0030a90b" style:font-size-asian="14pt" style:font-size-complex="16pt"/>
    </style:style>
    <style:style style:name="P6" style:family="paragraph" style:parent-style-name="Standard">
      <style:text-properties fo:font-size="16pt" officeooo:rsid="00329cee" officeooo:paragraph-rsid="00329cee" style:font-size-asian="14pt" style:font-size-complex="16pt"/>
    </style:style>
    <style:style style:name="P7" style:family="paragraph" style:parent-style-name="Standard">
      <style:text-properties fo:font-size="16pt" officeooo:rsid="00332c5a" officeooo:paragraph-rsid="00332c5a" style:font-size-asian="14pt" style:font-size-complex="16pt"/>
    </style:style>
    <style:style style:name="T1" style:family="text">
      <style:text-properties officeooo:rsid="00332c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#include&lt;iostream&gt;</text:p>
      <text:p text:style-name="P1">using namespace std;</text:p>
      <text:p text:style-name="P1">class Complex</text:p>
      <text:p text:style-name="P1">{</text:p>
      <text:p text:style-name="P1"><text:s text:c="4"/>private:</text:p>
      <text:p text:style-name="P1"><text:s text:c="8"/>int x,y;</text:p>
      <text:p text:style-name="P1"><text:s text:c="4"/>public:</text:p>
      <text:p text:style-name="P1"><text:s text:c="8"/>void setData(int a,int b)</text:p>
      <text:p text:style-name="P1"><text:s text:c="8"/>{</text:p>
      <text:p text:style-name="P1"><text:s text:c="12"/>x=a;</text:p>
      <text:p text:style-name="P1"><text:s text:c="12"/>y=b;</text:p>
      <text:p text:style-name="P1"><text:s text:c="8"/>}</text:p>
      <text:p text:style-name="P1"><text:s text:c="8"/>void showData()</text:p>
      <text:p text:style-name="P1"><text:s text:c="8"/>{</text:p>
      <text:p text:style-name="P1"><text:s text:c="12"/>cout&lt;&lt;x&lt;&lt;"x + "&lt;&lt;y&lt;&lt;"y"&lt;&lt;endl;</text:p>
      <text:p text:style-name="P1"><text:s text:c="8"/>}</text:p>
      <text:p text:style-name="P1"/>
      <text:p text:style-name="P1"><text:s text:c="8"/>Complex operator+(Complex a)</text:p>
      <text:p text:style-name="P1"><text:s text:c="8"/>{</text:p>
      <text:p text:style-name="P1"><text:s text:c="12"/>Complex temp;</text:p>
      <text:p text:style-name="P1"><text:s text:c="12"/>temp.x=x+a.x;</text:p>
      <text:p text:style-name="P1"><text:s text:c="12"/>temp.y=y+a.y;</text:p>
      <text:p text:style-name="P1"><text:s text:c="12"/>return temp;</text:p>
      <text:p text:style-name="P1"><text:s text:c="8"/>}</text:p>
      <text:p text:style-name="P1"><text:s text:c="8"/></text:p>
      <text:p text:style-name="P1"><text:s text:c="8"/>Complex operator-(Complex a)</text:p>
      <text:p text:style-name="P1"><text:s text:c="8"/>{</text:p>
      <text:p text:style-name="P1"><text:s text:c="12"/>Complex temp;</text:p>
      <text:p text:style-name="P1"><text:s text:c="12"/>temp.x=x-a.x;</text:p>
      <text:p text:style-name="P1"><text:s text:c="12"/>temp.y=y-a.y;</text:p>
      <text:p text:style-name="P1"><text:s text:c="12"/>return temp;</text:p>
      <text:p text:style-name="P1"><text:s text:c="8"/>}</text:p>
      <text:p text:style-name="P1"/>
      <text:p text:style-name="P1"><text:s text:c="8"/>Complex operator*(Complex a)</text:p>
      <text:p text:style-name="P1"><text:s text:c="8"/>{</text:p>
      <text:p text:style-name="P1"><text:s text:c="12"/>Complex temp;</text:p>
      <text:p text:style-name="P1"><text:s text:c="12"/>temp.x=x*a.x;</text:p>
      <text:p text:style-name="P1"><text:s text:c="12"/>temp.y=y*a.y;</text:p>
      <text:p text:style-name="P1"><text:s text:c="12"/>return temp;</text:p>
      <text:p text:style-name="P1"><text:soft-page-break/><text:s text:c="8"/>}</text:p>
      <text:p text:style-name="P1"/>
      <text:p text:style-name="P1"><text:s text:c="8"/>void operator==(Complex a)</text:p>
      <text:p text:style-name="P1"><text:s text:c="8"/>{</text:p>
      <text:p text:style-name="P1"><text:s text:c="12"/>if(x==a.x &amp;&amp; y==a.y)</text:p>
      <text:p text:style-name="P1"><text:s text:c="16"/>cout&lt;&lt;"Both equations are equal."&lt;&lt;endl;</text:p>
      <text:p text:style-name="P1"><text:s text:c="12"/>else</text:p>
      <text:p text:style-name="P1"><text:s text:c="16"/>cout&lt;&lt;"Both equations are not equal."&lt;&lt;endl;</text:p>
      <text:p text:style-name="P1"><text:s text:c="8"/>}</text:p>
      <text:p text:style-name="P1">};</text:p>
      <text:p text:style-name="P1"/>
      <text:p text:style-name="P1">int main()</text:p>
      <text:p text:style-name="P1">{</text:p>
      <text:p text:style-name="P1"><text:s text:c="4"/>Complex c1,c2,c3,c4,c5;</text:p>
      <text:p text:style-name="P1"><text:s text:c="4"/>c1.setData(3,4);</text:p>
      <text:p text:style-name="P1"><text:s text:c="4"/>c2.setData(1,6);</text:p>
      <text:p text:style-name="P1"><text:s text:c="4"/>c1.showData();</text:p>
      <text:p text:style-name="P1"><text:s text:c="4"/>c2.showData();</text:p>
      <text:p text:style-name="P1"><text:s text:c="4"/>c3=c1+c2;</text:p>
      <text:p text:style-name="P1"><text:s text:c="4"/>cout&lt;&lt;"Addition is ";</text:p>
      <text:p text:style-name="P1"><text:s text:c="4"/>c3.showData();</text:p>
      <text:p text:style-name="P1"><text:s text:c="4"/>c4=c1-c2;</text:p>
      <text:p text:style-name="P1"><text:s text:c="4"/>cout&lt;&lt;"Subtraction is ";</text:p>
      <text:p text:style-name="P1"><text:s text:c="4"/>c4.showData();</text:p>
      <text:p text:style-name="P1"><text:s text:c="4"/>c5=c1*c2;</text:p>
      <text:p text:style-name="P1"><text:s text:c="4"/>cout&lt;&lt;"Multiplication is ";</text:p>
      <text:p text:style-name="P1"><text:s text:c="4"/>c5.showData();</text:p>
      <text:p text:style-name="P1"><text:s text:c="4"/>c1==c2;</text:p>
      <text:p text:style-name="P1"><text:s text:c="4"/>return 0;</text:p>
      <text:p text:style-name="P1">}</text:p>
      <text:p text:style-name="P1"/>
      <text:p text:style-name="P1">2)#include&lt;iostream&gt;</text:p>
      <text:p text:style-name="P1">using namespace std;</text:p>
      <text:p text:style-name="P1">class Equation</text:p>
      <text:p text:style-name="P1">{</text:p>
      <text:p text:style-name="P1"><text:s text:c="4"/>private:</text:p>
      <text:p text:style-name="P1"><text:s text:c="8"/>int x,y;</text:p>
      <text:p text:style-name="P1"><text:s text:c="4"/>public:</text:p>
      <text:p text:style-name="P1"><text:s text:c="8"/>void setdata(int a,int b)</text:p>
      <text:p text:style-name="P1"><text:soft-page-break/><text:s text:c="8"/>{</text:p>
      <text:p text:style-name="P1"><text:s text:c="12"/>x=a;</text:p>
      <text:p text:style-name="P1"><text:s text:c="12"/>y=b;</text:p>
      <text:p text:style-name="P1"><text:s text:c="8"/>}</text:p>
      <text:p text:style-name="P1"><text:s text:c="8"/>void showdata()</text:p>
      <text:p text:style-name="P1"><text:s text:c="8"/>{</text:p>
      <text:p text:style-name="P1"><text:s text:c="12"/>cout&lt;&lt;x&lt;&lt;"x + "&lt;&lt;y&lt;&lt;"y"&lt;&lt;endl;</text:p>
      <text:p text:style-name="P1"><text:s text:c="8"/>}</text:p>
      <text:p text:style-name="P1"/>
      <text:p text:style-name="P1"><text:s text:c="8"/>void operator++()</text:p>
      <text:p text:style-name="P1"><text:s text:c="8"/>{</text:p>
      <text:p text:style-name="P1"><text:s text:c="12"/>x+=1;</text:p>
      <text:p text:style-name="P1"><text:s text:c="12"/>y+=1;</text:p>
      <text:p text:style-name="P1"><text:s text:c="8"/>}</text:p>
      <text:p text:style-name="P1"><text:s text:c="8"/>void operator--()</text:p>
      <text:p text:style-name="P1"><text:s text:c="8"/>{</text:p>
      <text:p text:style-name="P1"><text:s text:c="12"/>x-=1;</text:p>
      <text:p text:style-name="P1"><text:s text:c="12"/>y-=1;</text:p>
      <text:p text:style-name="P1"><text:s text:c="8"/>}</text:p>
      <text:p text:style-name="P1">};</text:p>
      <text:p text:style-name="P1"/>
      <text:p text:style-name="P1">int main()</text:p>
      <text:p text:style-name="P1">{</text:p>
      <text:p text:style-name="P1"><text:s text:c="4"/>Equation e1,e2;</text:p>
      <text:p text:style-name="P1"><text:s text:c="4"/>e1.setdata(2,3);</text:p>
      <text:p text:style-name="P1"><text:s text:c="4"/>e2.setdata(7,4);</text:p>
      <text:p text:style-name="P1"><text:s text:c="4"/>e1.showdata();</text:p>
      <text:p text:style-name="P1"><text:s text:c="4"/>e2.showdata();</text:p>
      <text:p text:style-name="P1"><text:s text:c="4"/>++e1;</text:p>
      <text:p text:style-name="P1"><text:s text:c="4"/>--e2;</text:p>
      <text:p text:style-name="P1"><text:s text:c="4"/>e1.showdata();</text:p>
      <text:p text:style-name="P1"><text:s text:c="4"/>e2.showdata();</text:p>
      <text:p text:style-name="P1"><text:s text:c="4"/>return 0;</text:p>
      <text:p text:style-name="P1">}</text:p>
      <text:p text:style-name="P1"/>
      <text:p text:style-name="P2">3)#include&lt;iostream&gt;</text:p>
      <text:p text:style-name="P2">using namespace std;</text:p>
      <text:p text:style-name="P2">class Complex</text:p>
      <text:p text:style-name="P2">{</text:p>
      <text:p text:style-name="P2"><text:soft-page-break/><text:s text:c="4"/>private:</text:p>
      <text:p text:style-name="P2"><text:s text:c="8"/>int real,img;</text:p>
      <text:p text:style-name="P2"><text:s text:c="4"/>public:</text:p>
      <text:p text:style-name="P2"><text:s text:c="8"/>void set(int x,int y)</text:p>
      <text:p text:style-name="P2"><text:s text:c="8"/>{</text:p>
      <text:p text:style-name="P2"><text:s text:c="12"/>real=x;</text:p>
      <text:p text:style-name="P2"><text:s text:c="12"/>img=y;</text:p>
      <text:p text:style-name="P2"><text:s text:c="8"/>}</text:p>
      <text:p text:style-name="P2"><text:s text:c="8"/>void display()</text:p>
      <text:p text:style-name="P2"><text:s text:c="8"/>{</text:p>
      <text:p text:style-name="P2"><text:s text:c="12"/>cout&lt;&lt;real&lt;&lt;"+"&lt;&lt;img&lt;&lt;"i"&lt;&lt;endl;</text:p>
      <text:p text:style-name="P2"><text:s text:c="8"/>}</text:p>
      <text:p text:style-name="P2"><text:s text:c="8"/>friend Complex operator+(Complex a,Complex b);</text:p>
      <text:p text:style-name="P2">};</text:p>
      <text:p text:style-name="P2"/>
      <text:p text:style-name="P2">Complex operator+(Complex a,Complex b)</text:p>
      <text:p text:style-name="P2">{</text:p>
      <text:p text:style-name="P2"><text:s text:c="4"/>Complex temp;</text:p>
      <text:p text:style-name="P2"><text:s text:c="4"/>temp.real=a.real+b.real;</text:p>
      <text:p text:style-name="P2"><text:s text:c="4"/>temp.img=a.img+b.img;</text:p>
      <text:p text:style-name="P2"><text:s text:c="4"/>return temp;</text:p>
      <text:p text:style-name="P2">}</text:p>
      <text:p text:style-name="P2"/>
      <text:p text:style-name="P2">int main()</text:p>
      <text:p text:style-name="P2">{</text:p>
      <text:p text:style-name="P2"><text:s text:c="4"/>Complex c1,c2,c3;</text:p>
      <text:p text:style-name="P2"><text:s text:c="4"/>c1.set(2,3);</text:p>
      <text:p text:style-name="P2"><text:s text:c="4"/>c2.set(9,2);</text:p>
      <text:p text:style-name="P2"><text:s text:c="4"/>c1.display();</text:p>
      <text:p text:style-name="P2"><text:s text:c="4"/>c2.display();</text:p>
      <text:p text:style-name="P2"><text:s text:c="4"/>c3=c1+c2;</text:p>
      <text:p text:style-name="P2"><text:s text:c="4"/>c3.display();</text:p>
      <text:p text:style-name="P2"><text:s text:c="4"/>return 0;</text:p>
      <text:p text:style-name="P2">}</text:p>
      <text:p text:style-name="P2"/>
      <text:p text:style-name="P2">4)#include&lt;iostream&gt;</text:p>
      <text:p text:style-name="P2">using namespace std;</text:p>
      <text:p text:style-name="P2">class Time</text:p>
      <text:p text:style-name="P2">{</text:p>
      <text:p text:style-name="P2"><text:soft-page-break/>private:</text:p>
      <text:p text:style-name="P2"><text:s text:c="4"/>int hour, min, sec;</text:p>
      <text:p text:style-name="P2">public:</text:p>
      <text:p text:style-name="P2"><text:s text:c="4"/>void operator==(Time t)</text:p>
      <text:p text:style-name="P2"><text:s text:c="4"/>{</text:p>
      <text:p text:style-name="P2"><text:s text:c="8"/>if (hour == t.hour &amp;&amp; min == t.min &amp;&amp; sec == t.sec)</text:p>
      <text:p text:style-name="P2"><text:s text:c="12"/>cout&lt;&lt; "The times are same."&lt;&lt;endl;</text:p>
      <text:p text:style-name="P2"><text:s text:c="8"/>else</text:p>
      <text:p text:style-name="P2"><text:s text:c="12"/>cout&lt;&lt; "The times are different."&lt;&lt;endl;</text:p>
      <text:p text:style-name="P2"><text:s text:c="4"/>}</text:p>
      <text:p text:style-name="P2"/>
      <text:p text:style-name="P2"><text:s text:c="4"/>friend istream &amp;operator&gt;&gt;(istream &amp;input, Time &amp;t);</text:p>
      <text:p text:style-name="P2"><text:s text:c="4"/>friend ostream &amp;operator&lt;&lt;(ostream &amp;output, Time t);</text:p>
      <text:p text:style-name="P2">};</text:p>
      <text:p text:style-name="P2"/>
      <text:p text:style-name="P2">istream &amp;operator&gt;&gt;(istream &amp;input, Time &amp;t)</text:p>
      <text:p text:style-name="P2">{</text:p>
      <text:p text:style-name="P2"><text:s text:c="4"/>cout &lt;&lt; "Enter Time " &lt;&lt; endl;</text:p>
      <text:p text:style-name="P2"><text:s text:c="4"/>cout &lt;&lt; "--------------------" &lt;&lt; endl;</text:p>
      <text:p text:style-name="P2"><text:s text:c="4"/>cout &lt;&lt; "Enter Hours <text:s text:c="3"/>:";</text:p>
      <text:p text:style-name="P2"><text:s text:c="4"/>input &gt;&gt; t.hour;</text:p>
      <text:p text:style-name="P2"><text:s text:c="4"/>cout &lt;&lt; endl &lt;&lt; "Enter Minutes <text:s/>:";</text:p>
      <text:p text:style-name="P2"><text:s text:c="4"/>input &gt;&gt; t.min;</text:p>
      <text:p text:style-name="P2"><text:s text:c="4"/>cout &lt;&lt; endl &lt;&lt; "Enter Seconds <text:s/>:";</text:p>
      <text:p text:style-name="P2"><text:s text:c="4"/>input &gt;&gt; t.sec;</text:p>
      <text:p text:style-name="P2"><text:s text:c="4"/>return input;</text:p>
      <text:p text:style-name="P2">}</text:p>
      <text:p text:style-name="P2"/>
      <text:p text:style-name="P2">ostream &amp;operator&lt;&lt;(ostream &amp;output, Time t)</text:p>
      <text:p text:style-name="P2">{</text:p>
      <text:p text:style-name="P2"><text:s text:c="4"/>output &lt;&lt; "Hours <text:s text:c="3"/>:" &lt;&lt; t.hour &lt;&lt; endl;</text:p>
      <text:p text:style-name="P2"><text:s text:c="4"/>output &lt;&lt; "Minutes <text:s/>:" &lt;&lt; t.min &lt;&lt; endl;</text:p>
      <text:p text:style-name="P2"><text:s text:c="4"/>output &lt;&lt; "Seconds <text:s/>:" &lt;&lt; t.sec &lt;&lt; endl;</text:p>
      <text:p text:style-name="P2"><text:s text:c="4"/>return output;</text:p>
      <text:p text:style-name="P2">}</text:p>
      <text:p text:style-name="P2"/>
      <text:p text:style-name="P2">int main()</text:p>
      <text:p text:style-name="P2">{</text:p>
      <text:p text:style-name="P2"><text:s text:c="4"/>Time t1, t2;</text:p>
      <text:p text:style-name="P2"><text:soft-page-break/><text:s text:c="4"/>cin &gt;&gt; t1;</text:p>
      <text:p text:style-name="P2"><text:s text:c="4"/>cin &gt;&gt; t2;</text:p>
      <text:p text:style-name="P2"><text:s text:c="4"/>cout &lt;&lt; t1;</text:p>
      <text:p text:style-name="P2"><text:s text:c="4"/>cout &lt;&lt; t2;</text:p>
      <text:p text:style-name="P2"><text:s text:c="4"/>t1 == t2;</text:p>
      <text:p text:style-name="P2"><text:s text:c="4"/>return 0;</text:p>
      <text:p text:style-name="P2">}</text:p>
      <text:p text:style-name="P2"/>
      <text:p text:style-name="P3">5)#include&lt;iostream&gt;</text:p>
      <text:p text:style-name="P3">using namespace std;</text:p>
      <text:p text:style-name="P3">class Numbers</text:p>
      <text:p text:style-name="P3">{</text:p>
      <text:p text:style-name="P3"><text:s text:c="4"/>private:</text:p>
      <text:p text:style-name="P3"><text:s text:c="8"/>int x,y,z;</text:p>
      <text:p text:style-name="P3"><text:s text:c="4"/>public:</text:p>
      <text:p text:style-name="P3"><text:s text:c="8"/>void set(int a,int b,int c)</text:p>
      <text:p text:style-name="P3"><text:s text:c="8"/>{</text:p>
      <text:p text:style-name="P3"><text:s text:c="12"/>x=a;</text:p>
      <text:p text:style-name="P3"><text:s text:c="12"/>y=b;</text:p>
      <text:p text:style-name="P3"><text:s text:c="12"/>z=c;</text:p>
      <text:p text:style-name="P3"><text:s text:c="8"/>}</text:p>
      <text:p text:style-name="P3"><text:s text:c="8"/>void show()</text:p>
      <text:p text:style-name="P3"><text:s text:c="8"/>{</text:p>
      <text:p text:style-name="P3"><text:s text:c="12"/>cout&lt;&lt;x&lt;&lt;","&lt;&lt;y&lt;&lt;","&lt;&lt;z&lt;&lt;endl;</text:p>
      <text:p text:style-name="P3"><text:s text:c="8"/>}</text:p>
      <text:p text:style-name="P3"><text:s text:c="8"/>void operator-()</text:p>
      <text:p text:style-name="P3"><text:s text:c="8"/>{</text:p>
      <text:p text:style-name="P3"><text:s text:c="12"/>x-=1;</text:p>
      <text:p text:style-name="P3"><text:s text:c="12"/>y-=1;</text:p>
      <text:p text:style-name="P3"><text:s text:c="12"/>z-=1;</text:p>
      <text:p text:style-name="P3"><text:s text:c="8"/>}</text:p>
      <text:p text:style-name="P3">};</text:p>
      <text:p text:style-name="P3"/>
      <text:p text:style-name="P3">int main()</text:p>
      <text:p text:style-name="P3">{</text:p>
      <text:p text:style-name="P3"><text:s text:c="4"/>Numbers n1,n2;</text:p>
      <text:p text:style-name="P3"><text:s text:c="4"/>n1.set(2,3,4);</text:p>
      <text:p text:style-name="P3"><text:s text:c="4"/>n2.set(23,14,7);</text:p>
      <text:p text:style-name="P3"><text:s text:c="4"/>n1.show();</text:p>
      <text:p text:style-name="P3"><text:soft-page-break/><text:s text:c="4"/>n2.show();</text:p>
      <text:p text:style-name="P3"><text:s text:c="4"/>-n1;</text:p>
      <text:p text:style-name="P3"><text:s text:c="4"/>-n2;</text:p>
      <text:p text:style-name="P3"><text:s text:c="4"/>n1.show();</text:p>
      <text:p text:style-name="P3"><text:s text:c="4"/>n2.show();</text:p>
      <text:p text:style-name="P3"><text:s text:c="4"/>return 0;</text:p>
      <text:p text:style-name="P3">}</text:p>
      <text:p text:style-name="P3"/>
      <text:p text:style-name="P3">6)#include&lt;iostream&gt;</text:p>
      <text:p text:style-name="P3">#include&lt;cstring&gt;</text:p>
      <text:p text:style-name="P3">using namespace std;</text:p>
      <text:p text:style-name="P3">class Cstring</text:p>
      <text:p text:style-name="P3">{</text:p>
      <text:p text:style-name="P3"><text:s text:c="4"/>private:</text:p>
      <text:p text:style-name="P3"><text:s text:c="8"/>char str[100];</text:p>
      <text:p text:style-name="P3"><text:s text:c="4"/>public:</text:p>
      <text:p text:style-name="P3"><text:s text:c="8"/>void input()</text:p>
      <text:p text:style-name="P3"><text:s text:c="8"/>{</text:p>
      <text:p text:style-name="P3"><text:s text:c="12"/>cin.getline(str,100);</text:p>
      <text:p text:style-name="P3"><text:s text:c="8"/>}</text:p>
      <text:p text:style-name="P3"><text:s text:c="8"/>void print()</text:p>
      <text:p text:style-name="P3"><text:s text:c="8"/>{</text:p>
      <text:p text:style-name="P3"><text:s text:c="12"/>cout&lt;&lt;str&lt;&lt;endl;</text:p>
      <text:p text:style-name="P3"><text:s text:c="8"/>}</text:p>
      <text:p text:style-name="P3"><text:s text:c="8"/>Cstring operator+(Cstring a)</text:p>
      <text:p text:style-name="P3"><text:s text:c="8"/>{</text:p>
      <text:p text:style-name="P3"><text:s text:c="12"/>int i,l1,l2;</text:p>
      <text:p text:style-name="P3"><text:s text:c="12"/>l1=strlen(str);</text:p>
      <text:p text:style-name="P3"><text:s text:c="12"/>l2=strlen(a.str);</text:p>
      <text:p text:style-name="P3"><text:s text:c="12"/>Cstring temp;</text:p>
      <text:p text:style-name="P3"><text:s text:c="12"/>for(i=0;i&lt;l1;i++)</text:p>
      <text:p text:style-name="P3"><text:s text:c="12"/>{</text:p>
      <text:p text:style-name="P3"><text:s text:c="16"/>temp.str[i]=str[i];</text:p>
      <text:p text:style-name="P3"><text:s text:c="12"/>}</text:p>
      <text:p text:style-name="P3"><text:s text:c="12"/>for(i=l1;i&lt;l1+l2;i++)</text:p>
      <text:p text:style-name="P3"><text:s text:c="12"/>{</text:p>
      <text:p text:style-name="P3"><text:s text:c="16"/>temp.str[i]=a.str[i-l1];</text:p>
      <text:p text:style-name="P3"><text:s text:c="12"/>}</text:p>
      <text:p text:style-name="P3"><text:s text:c="12"/>temp.str[l1+l2]='\0';</text:p>
      <text:p text:style-name="P3"><text:soft-page-break/><text:s text:c="12"/>return temp;</text:p>
      <text:p text:style-name="P3"><text:s text:c="8"/>}</text:p>
      <text:p text:style-name="P3"><text:s text:c="8"/>void operator==(Cstring a)</text:p>
      <text:p text:style-name="P3"><text:s text:c="8"/>{</text:p>
      <text:p text:style-name="P3"><text:s text:c="12"/>int i,l1,l2,flag=1;</text:p>
      <text:p text:style-name="P3"><text:s text:c="12"/>if(strlen(str)==strlen(a.str))</text:p>
      <text:p text:style-name="P3"><text:s text:c="12"/>{</text:p>
      <text:p text:style-name="P3"><text:s text:c="16"/>for(i=0;i&lt;l1;i++)</text:p>
      <text:p text:style-name="P3"><text:s text:c="16"/>{</text:p>
      <text:p text:style-name="P3"><text:s text:c="20"/>if(str[i]==a.str[i]);</text:p>
      <text:p text:style-name="P3"><text:s text:c="20"/>else</text:p>
      <text:p text:style-name="P3"><text:s text:c="20"/>{ <text:s text:c="16"/></text:p>
      <text:p text:style-name="P3"><text:s text:c="24"/>flag=1;</text:p>
      <text:p text:style-name="P3"><text:s text:c="24"/>break;</text:p>
      <text:p text:style-name="P3"><text:s text:c="20"/>}</text:p>
      <text:p text:style-name="P3"><text:s text:c="16"/>}</text:p>
      <text:p text:style-name="P3"><text:s text:c="12"/>}</text:p>
      <text:p text:style-name="P3"><text:s text:c="12"/>if(flag==0)</text:p>
      <text:p text:style-name="P3"><text:s text:c="16"/>cout&lt;&lt;"The strings are same"&lt;&lt;endl;</text:p>
      <text:p text:style-name="P3"><text:s text:c="12"/>else</text:p>
      <text:p text:style-name="P3"><text:s text:c="16"/>cout&lt;&lt;"The strings are different."&lt;&lt;endl;</text:p>
      <text:p text:style-name="P3"><text:s text:c="8"/>}</text:p>
      <text:p text:style-name="P3">};</text:p>
      <text:p text:style-name="P3"/>
      <text:p text:style-name="P3">int main()</text:p>
      <text:p text:style-name="P3">{</text:p>
      <text:p text:style-name="P3"><text:s text:c="4"/>Cstring c1,c2,c3;</text:p>
      <text:p text:style-name="P3"><text:s text:c="4"/>c1.input();</text:p>
      <text:p text:style-name="P3"><text:s text:c="4"/>c2.input();</text:p>
      <text:p text:style-name="P3"><text:s text:c="4"/>c1.print();</text:p>
      <text:p text:style-name="P3"><text:s text:c="4"/>cout&lt;&lt;endl;</text:p>
      <text:p text:style-name="P3"><text:s text:c="4"/>c2.print();</text:p>
      <text:p text:style-name="P3"><text:s text:c="4"/>c3=c1+c2;</text:p>
      <text:p text:style-name="P3"><text:s text:c="4"/>cout&lt;&lt;endl;</text:p>
      <text:p text:style-name="P3"><text:s text:c="4"/>c3.print();</text:p>
      <text:p text:style-name="P3"><text:s text:c="4"/>c1==c2;</text:p>
      <text:p text:style-name="P3"><text:s text:c="4"/>return 0;</text:p>
      <text:p text:style-name="P3">}</text:p>
      <text:p text:style-name="P3"/>
      <text:p text:style-name="P4"><text:soft-page-break/>7)#include&lt;iostream&gt;</text:p>
      <text:p text:style-name="P4">using namespace std;</text:p>
      <text:p text:style-name="P4">class Fraction</text:p>
      <text:p text:style-name="P4">{</text:p>
      <text:p text:style-name="P4"><text:s text:c="4"/>private:</text:p>
      <text:p text:style-name="P4"><text:s text:c="8"/>long num,den;</text:p>
      <text:p text:style-name="P4"><text:s text:c="4"/>public:</text:p>
      <text:p text:style-name="P4"><text:s text:c="8"/>static int k,l;</text:p>
      <text:p text:style-name="P4"><text:s text:c="8"/>Fraction()</text:p>
      <text:p text:style-name="P4"><text:s text:c="8"/>{</text:p>
      <text:p text:style-name="P4"><text:s text:c="12"/>long num=0;</text:p>
      <text:p text:style-name="P4"><text:s text:c="12"/>long den=0;</text:p>
      <text:p text:style-name="P4"><text:s text:c="8"/>}</text:p>
      <text:p text:style-name="P4"><text:s text:c="8"/>void operator++(int)</text:p>
      <text:p text:style-name="P4"><text:s text:c="8"/>{</text:p>
      <text:p text:style-name="P4"><text:s text:c="12"/>num+=1;</text:p>
      <text:p text:style-name="P4"><text:s text:c="12"/>den+=1;</text:p>
      <text:p text:style-name="P4"><text:s text:c="8"/>}</text:p>
      <text:p text:style-name="P4"><text:s text:c="8"/>void operator++()</text:p>
      <text:p text:style-name="P4"><text:s text:c="8"/>{</text:p>
      <text:p text:style-name="P4"><text:s text:c="12"/>num+=1;</text:p>
      <text:p text:style-name="P4"><text:s text:c="12"/>den+=1;</text:p>
      <text:p text:style-name="P4"><text:s text:c="8"/>}</text:p>
      <text:p text:style-name="P4"><text:s text:c="8"/>friend istream &amp;operator&gt;&gt;(istream &amp;input,Fraction &amp;a);</text:p>
      <text:p text:style-name="P4"><text:s text:c="8"/>friend ostream &amp;operator&lt;&lt;(ostream &amp;output,Fraction &amp;a);</text:p>
      <text:p text:style-name="P4">};</text:p>
      <text:p text:style-name="P4">int Fraction::k=1;</text:p>
      <text:p text:style-name="P4">int Fraction::l=1;</text:p>
      <text:p text:style-name="P4"/>
      <text:p text:style-name="P4">istream &amp;operator&gt;&gt;(istream &amp;input,Fraction &amp;a)</text:p>
      <text:p text:style-name="P4">{</text:p>
      <text:p text:style-name="P4"><text:s text:c="4"/>cout&lt;&lt;endl&lt;&lt;"Enter fraction "&lt;&lt;a.k;</text:p>
      <text:p text:style-name="P4"><text:s text:c="4"/>cout&lt;&lt;endl&lt;&lt;"Numerator <text:s text:c="6"/>:-";</text:p>
      <text:p text:style-name="P4"><text:s text:c="4"/>input&gt;&gt;a.num;</text:p>
      <text:p text:style-name="P4"><text:s text:c="4"/>cout&lt;&lt;endl&lt;&lt;"Denominator <text:s text:c="4"/>:-";</text:p>
      <text:p text:style-name="P4"><text:s text:c="4"/>input&gt;&gt;a.den;</text:p>
      <text:p text:style-name="P4"><text:s text:c="4"/>a.k++;</text:p>
      <text:p text:style-name="P4"><text:s text:c="4"/>return input;</text:p>
      <text:p text:style-name="P4">}</text:p>
      <text:p text:style-name="P4"><text:soft-page-break/></text:p>
      <text:p text:style-name="P4">ostream &amp;operator&lt;&lt;(ostream &amp;output,Fraction &amp;a)</text:p>
      <text:p text:style-name="P4">{</text:p>
      <text:p text:style-name="P4"><text:s text:c="4"/>output&lt;&lt;a.num&lt;&lt;"/"&lt;&lt;a.den&lt;&lt;endl;</text:p>
      <text:p text:style-name="P4"><text:s text:c="4"/>return output;</text:p>
      <text:p text:style-name="P4">}</text:p>
      <text:p text:style-name="P4"/>
      <text:p text:style-name="P4">int main()</text:p>
      <text:p text:style-name="P4">{</text:p>
      <text:p text:style-name="P4"><text:s text:c="4"/>Fraction f1,f2;</text:p>
      <text:p text:style-name="P4"><text:s text:c="4"/>cin&gt;&gt;f1;</text:p>
      <text:p text:style-name="P4"><text:s text:c="4"/>cin&gt;&gt;f2;</text:p>
      <text:p text:style-name="P4"><text:s text:c="4"/>cout&lt;&lt;"f1 <text:s text:c="3"/>:"&lt;&lt;f1;</text:p>
      <text:p text:style-name="P4"><text:s text:c="4"/>cout&lt;&lt;"f2 <text:s text:c="3"/>:"&lt;&lt;f2;</text:p>
      <text:p text:style-name="P4"><text:s text:c="4"/>f1++;</text:p>
      <text:p text:style-name="P4"><text:s text:c="4"/>cout&lt;&lt;"f1 <text:s text:c="3"/>:"&lt;&lt;f1;</text:p>
      <text:p text:style-name="P4"><text:s text:c="4"/>++f2;</text:p>
      <text:p text:style-name="P4"><text:s text:c="4"/>cout&lt;&lt;"f2 <text:s text:c="3"/>:"&lt;&lt;f2;</text:p>
      <text:p text:style-name="P4"><text:s text:c="4"/>return 0;</text:p>
      <text:p text:style-name="P4">}</text:p>
      <text:p text:style-name="P4"/>
      <text:p text:style-name="P5">8)#include&lt;iostream&gt;</text:p>
      <text:p text:style-name="P5">using namespace std;</text:p>
      <text:p text:style-name="P5">class Matrix</text:p>
      <text:p text:style-name="P5">{</text:p>
      <text:p text:style-name="P5"><text:s text:c="4"/>private:</text:p>
      <text:p text:style-name="P5"><text:s text:c="8"/>int a[3][3];</text:p>
      <text:p text:style-name="P5"><text:s text:c="4"/>public:</text:p>
      <text:p text:style-name="P5"><text:s text:c="8"/>int i,j;</text:p>
      <text:p text:style-name="P5"><text:s text:c="8"/>void set()</text:p>
      <text:p text:style-name="P5"><text:s text:c="8"/>{</text:p>
      <text:p text:style-name="P5"><text:s text:c="12"/>cout&lt;&lt;"Enter the numbers of matrix(3*3) :-"&lt;&lt;endl;</text:p>
      <text:p text:style-name="P5"><text:s text:c="12"/>for(i=0;i&lt;3;i++)</text:p>
      <text:p text:style-name="P5"><text:s text:c="12"/>{</text:p>
      <text:p text:style-name="P5"><text:s text:c="16"/>for(j=0;j&lt;3;j++)</text:p>
      <text:p text:style-name="P5"><text:s text:c="16"/>{</text:p>
      <text:p text:style-name="P5"><text:s text:c="20"/>cin&gt;&gt;a[i][j];</text:p>
      <text:p text:style-name="P5"><text:s text:c="16"/>}</text:p>
      <text:p text:style-name="P5"><text:s text:c="12"/>}</text:p>
      <text:p text:style-name="P5"><text:soft-page-break/><text:s text:c="8"/>}</text:p>
      <text:p text:style-name="P5"><text:s text:c="8"/>void display()</text:p>
      <text:p text:style-name="P5"><text:s text:c="8"/>{</text:p>
      <text:p text:style-name="P5"><text:s text:c="12"/>cout&lt;&lt;"Matrix is <text:s text:c="2"/>:"&lt;&lt;endl;</text:p>
      <text:p text:style-name="P5"><text:s text:c="12"/>for(i=0;i&lt;3;i++)</text:p>
      <text:p text:style-name="P5"><text:s text:c="12"/>{</text:p>
      <text:p text:style-name="P5"><text:s text:c="16"/>for(j=0;j&lt;3;j++)</text:p>
      <text:p text:style-name="P5"><text:s text:c="16"/>{</text:p>
      <text:p text:style-name="P5"><text:s text:c="20"/>cout&lt;&lt;a[i][j]&lt;&lt;" <text:s/>";</text:p>
      <text:p text:style-name="P5"><text:s text:c="16"/>}</text:p>
      <text:p text:style-name="P5"><text:s text:c="16"/>cout&lt;&lt;endl;</text:p>
      <text:p text:style-name="P5"><text:s text:c="12"/>}</text:p>
      <text:p text:style-name="P5"><text:s text:c="8"/>}</text:p>
      <text:p text:style-name="P5"><text:s text:c="8"/>Matrix operator-()</text:p>
      <text:p text:style-name="P5"><text:s text:c="8"/>{</text:p>
      <text:p text:style-name="P5"><text:s text:c="12"/>Matrix temp;</text:p>
      <text:p text:style-name="P5"><text:s text:c="12"/>for(i=0;i&lt;3;i++)</text:p>
      <text:p text:style-name="P5"><text:s text:c="12"/>{</text:p>
      <text:p text:style-name="P5"><text:s text:c="16"/>for(j=0;j&lt;3;j++)</text:p>
      <text:p text:style-name="P5"><text:s text:c="16"/>{</text:p>
      <text:p text:style-name="P5"><text:s text:c="20"/>temp.a[i][j]=-a[i][j];</text:p>
      <text:p text:style-name="P5"><text:s text:c="16"/>}</text:p>
      <text:p text:style-name="P5"><text:s text:c="12"/>}</text:p>
      <text:p text:style-name="P5"><text:s text:c="12"/>return temp;</text:p>
      <text:p text:style-name="P5"><text:s text:c="8"/>}</text:p>
      <text:p text:style-name="P5">};</text:p>
      <text:p text:style-name="P5"/>
      <text:p text:style-name="P5">int main()</text:p>
      <text:p text:style-name="P5">{</text:p>
      <text:p text:style-name="P5"><text:s text:c="4"/>Matrix m1,m2;</text:p>
      <text:p text:style-name="P5"><text:s text:c="4"/>m1.set();</text:p>
      <text:p text:style-name="P5"><text:s text:c="4"/>m1.display();</text:p>
      <text:p text:style-name="P5"><text:s text:c="4"/>m2=-m1;</text:p>
      <text:p text:style-name="P5"><text:s text:c="4"/>m2.display();</text:p>
      <text:p text:style-name="P5"><text:s text:c="4"/>return 0;</text:p>
      <text:p text:style-name="P5">}</text:p>
      <text:p text:style-name="P5"/>
      <text:p text:style-name="P6">9)#include&lt;iostream&gt;</text:p>
      <text:p text:style-name="P6">#include&lt;cstring&gt;</text:p>
      <text:p text:style-name="P6"><text:soft-page-break/>using namespace std;</text:p>
      <text:p text:style-name="P6">class Mystring</text:p>
      <text:p text:style-name="P6">{</text:p>
      <text:p text:style-name="P6"><text:s text:c="4"/>private:</text:p>
      <text:p text:style-name="P6"><text:s text:c="8"/>char str[100];</text:p>
      <text:p text:style-name="P6"><text:s text:c="4"/>public:</text:p>
      <text:p text:style-name="P6"><text:s text:c="8"/>void input()</text:p>
      <text:p text:style-name="P6"><text:s text:c="8"/>{</text:p>
      <text:p text:style-name="P6"><text:s text:c="12"/>cout&lt;&lt;"Enter the string :-";</text:p>
      <text:p text:style-name="P6"><text:s text:c="12"/>fgets(str,100,stdin);</text:p>
      <text:p text:style-name="P6"><text:s text:c="8"/>}</text:p>
      <text:p text:style-name="P6"><text:s text:c="8"/>void display()</text:p>
      <text:p text:style-name="P6"><text:s text:c="8"/>{</text:p>
      <text:p text:style-name="P6"><text:s text:c="12"/>cout&lt;&lt;str;</text:p>
      <text:p text:style-name="P6"><text:s text:c="8"/>}</text:p>
      <text:p text:style-name="P6"><text:s text:c="8"/>void str<text:span text:style-name="T1">rev</text:span>()</text:p>
      <text:p text:style-name="P6"><text:s text:c="8"/>{</text:p>
      <text:p text:style-name="P6"><text:s text:c="12"/>int i,n;</text:p>
      <text:p text:style-name="P6"><text:s text:c="12"/>char c;</text:p>
      <text:p text:style-name="P6"><text:s text:c="12"/>for(i=0;i&lt;strlen(str);i++)</text:p>
      <text:p text:style-name="P6"><text:s text:c="12"/>{</text:p>
      <text:p text:style-name="P6"><text:s text:c="16"/>n=str[i];</text:p>
      <text:p text:style-name="P6"><text:s text:c="16"/>if(n&gt;64 &amp;&amp; n&lt;91)</text:p>
      <text:p text:style-name="P6"><text:s text:c="16"/>{</text:p>
      <text:p text:style-name="P6"><text:s text:c="20"/>n=n+32;</text:p>
      <text:p text:style-name="P6"><text:s text:c="20"/>c=n;</text:p>
      <text:p text:style-name="P6"><text:s text:c="20"/>str[i]=c;</text:p>
      <text:p text:style-name="P6"><text:s text:c="16"/>}</text:p>
      <text:p text:style-name="P6"><text:s text:c="16"/>else</text:p>
      <text:p text:style-name="P6"><text:s text:c="16"/>{</text:p>
      <text:p text:style-name="P6"><text:s text:c="20"/>if(n&gt;96 &amp;&amp; n&lt;123)</text:p>
      <text:p text:style-name="P6"><text:s text:c="20"/>{</text:p>
      <text:p text:style-name="P6"><text:s text:c="24"/>n=n-32;</text:p>
      <text:p text:style-name="P6"><text:s text:c="24"/>c=n;</text:p>
      <text:p text:style-name="P6"><text:s text:c="24"/>str[i]=c;</text:p>
      <text:p text:style-name="P6"><text:s text:c="20"/>}</text:p>
      <text:p text:style-name="P6"><text:s text:c="16"/>}</text:p>
      <text:p text:style-name="P6"><text:s text:c="12"/>}</text:p>
      <text:p text:style-name="P6"><text:s text:c="8"/>}</text:p>
      <text:p text:style-name="P6"><text:soft-page-break/>};</text:p>
      <text:p text:style-name="P6"/>
      <text:p text:style-name="P6">int main()</text:p>
      <text:p text:style-name="P6">{</text:p>
      <text:p text:style-name="P6"><text:s text:c="4"/>Mystring s1;</text:p>
      <text:p text:style-name="P6"><text:s text:c="4"/>s1.input();</text:p>
      <text:p text:style-name="P6"><text:s text:c="4"/>s1.display();</text:p>
      <text:p text:style-name="P6"><text:s text:c="4"/>s1.str<text:span text:style-name="T1">rev</text:span>();</text:p>
      <text:p text:style-name="P6"><text:s text:c="4"/>s1.display();</text:p>
      <text:p text:style-name="P6"><text:s text:c="4"/>return 0;</text:p>
      <text:p text:style-name="P6">}</text:p>
      <text:p text:style-name="P6"/>
      <text:p text:style-name="P7">10)#include&lt;iostream&gt;</text:p>
      <text:p text:style-name="P7">using namespace std;</text:p>
      <text:p text:style-name="P7">class Matrix</text:p>
      <text:p text:style-name="P7">{</text:p>
      <text:p text:style-name="P7"><text:s text:c="4"/>private:</text:p>
      <text:p text:style-name="P7"><text:s text:c="8"/>int a[3][3];</text:p>
      <text:p text:style-name="P7"><text:s text:c="4"/>public:</text:p>
      <text:p text:style-name="P7"><text:s text:c="8"/>int i,j;</text:p>
      <text:p text:style-name="P7"><text:s text:c="8"/>void set()</text:p>
      <text:p text:style-name="P7"><text:s text:c="8"/>{</text:p>
      <text:p text:style-name="P7"><text:s text:c="12"/>cout&lt;&lt;"Enter the numbers of matrix(3*3) :-"&lt;&lt;endl;</text:p>
      <text:p text:style-name="P7"><text:s text:c="12"/>for(i=0;i&lt;3;i++)</text:p>
      <text:p text:style-name="P7"><text:s text:c="12"/>{</text:p>
      <text:p text:style-name="P7"><text:s text:c="16"/>for(j=0;j&lt;3;j++)</text:p>
      <text:p text:style-name="P7"><text:s text:c="16"/>{</text:p>
      <text:p text:style-name="P7"><text:s text:c="20"/>cin&gt;&gt;a[i][j];</text:p>
      <text:p text:style-name="P7"><text:s text:c="16"/>}</text:p>
      <text:p text:style-name="P7"><text:s text:c="12"/>}</text:p>
      <text:p text:style-name="P7"><text:s text:c="8"/>}</text:p>
      <text:p text:style-name="P7"><text:s text:c="8"/>void display()</text:p>
      <text:p text:style-name="P7"><text:s text:c="8"/>{</text:p>
      <text:p text:style-name="P7"><text:s text:c="12"/>cout&lt;&lt;"Matrix is <text:s text:c="2"/>:"&lt;&lt;endl;</text:p>
      <text:p text:style-name="P7"><text:s text:c="12"/>for(i=0;i&lt;3;i++)</text:p>
      <text:p text:style-name="P7"><text:s text:c="12"/>{</text:p>
      <text:p text:style-name="P7"><text:s text:c="16"/>for(j=0;j&lt;3;j++)</text:p>
      <text:p text:style-name="P7"><text:s text:c="16"/>{</text:p>
      <text:p text:style-name="P7"><text:s text:c="20"/>printf("%5d",a[i][j]);</text:p>
      <text:p text:style-name="P7"><text:soft-page-break/><text:s text:c="16"/>}</text:p>
      <text:p text:style-name="P7"><text:s text:c="16"/>cout&lt;&lt;endl;</text:p>
      <text:p text:style-name="P7"><text:s text:c="12"/>}</text:p>
      <text:p text:style-name="P7"><text:s text:c="8"/>}</text:p>
      <text:p text:style-name="P7"><text:s text:c="8"/>Matrix operator+(Matrix m)</text:p>
      <text:p text:style-name="P7"><text:s text:c="8"/>{</text:p>
      <text:p text:style-name="P7"><text:s text:c="12"/>Matrix temp;</text:p>
      <text:p text:style-name="P7"><text:s text:c="12"/>for(i=0;i&lt;3;i++)</text:p>
      <text:p text:style-name="P7"><text:s text:c="12"/>{</text:p>
      <text:p text:style-name="P7"><text:s text:c="16"/>for(j=0;j&lt;3;j++)</text:p>
      <text:p text:style-name="P7"><text:s text:c="16"/>{</text:p>
      <text:p text:style-name="P7"><text:s text:c="20"/>temp.a[i][j]=a[i][j]+m.a[i][j];</text:p>
      <text:p text:style-name="P7"><text:s text:c="16"/>}</text:p>
      <text:p text:style-name="P7"><text:s text:c="12"/>}</text:p>
      <text:p text:style-name="P7"><text:s text:c="12"/>return temp;</text:p>
      <text:p text:style-name="P7"><text:s text:c="8"/>}</text:p>
      <text:p text:style-name="P7">};</text:p>
      <text:p text:style-name="P7"/>
      <text:p text:style-name="P7">int main()</text:p>
      <text:p text:style-name="P7">{</text:p>
      <text:p text:style-name="P7"><text:s text:c="4"/>Matrix m1,m2,m3;</text:p>
      <text:p text:style-name="P7"><text:s text:c="4"/>m1.set();</text:p>
      <text:p text:style-name="P7"><text:s text:c="4"/>m1.display();</text:p>
      <text:p text:style-name="P7"><text:s text:c="4"/>m2.set();</text:p>
      <text:p text:style-name="P7"><text:s text:c="4"/>m2.display();</text:p>
      <text:p text:style-name="P7"><text:s text:c="4"/>m3=m1+m2;</text:p>
      <text:p text:style-name="P7"><text:s text:c="4"/>m3.display();</text:p>
      <text:p text:style-name="P7"><text:s text:c="4"/>return 0;</text:p>
      <text:p text:style-name="P7">}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07:26:05.420948717</meta:creation-date>
    <dc:date>2023-04-02T08:38:19.880903446</dc:date>
    <meta:editing-duration>PT1H32M3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4" meta:paragraph-count="507" meta:word-count="836" meta:character-count="9380" meta:non-whitespace-character-count="5375"/>
  </office:meta>
</office:document-meta>
</file>